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currency" office:currency="ARS" office:value="4000000" calcext:value-type="currency">
            <text:p>$4.000.00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D</text:p>
          </table:table-cell>
          <table:table-cell office:value-type="float" office:value="51.16" calcext:value-type="float">
            <text:p>51,16</text:p>
          </table:table-cell>
          <table:table-cell table:formula="of:=[.C3]/[.$C$13]" office:value-type="percentage" office:value="0.299514079971899" calcext:value-type="percentage">
            <text:p>29,95 %</text:p>
          </table:table-cell>
          <table:table-cell table:formula="of:=[.$E$2]*[.D3]" office:value-type="currency" office:currency="ARS" office:value="1198056.31988759" calcext:value-type="currency">
            <text:p>$1.198.056,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Z</text:p>
          </table:table-cell>
          <table:table-cell office:value-type="float" office:value="6.1" calcext:value-type="float">
            <text:p>6,1</text:p>
          </table:table-cell>
          <table:table-cell table:formula="of:=[.C4]/[.$C$13]" office:value-type="percentage" office:value="0.0357121948363679" calcext:value-type="percentage">
            <text:p>3,57 %</text:p>
          </table:table-cell>
          <table:table-cell table:formula="of:=[.$E$2]*[.D4]" office:value-type="currency" office:currency="ARS" office:value="142848.779345472" calcext:value-type="currency">
            <text:p>$142.848,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WZ</text:p>
          </table:table-cell>
          <table:table-cell office:value-type="float" office:value="14.58" calcext:value-type="float">
            <text:p>14,58</text:p>
          </table:table-cell>
          <table:table-cell table:formula="of:=[.C5]/[.$C$13]" office:value-type="percentage" office:value="0.0853580001170892" calcext:value-type="percentage">
            <text:p>8,54 %</text:p>
          </table:table-cell>
          <table:table-cell table:formula="of:=[.$E$2]*[.D5]" office:value-type="currency" office:currency="ARS" office:value="341432.000468357" calcext:value-type="currency">
            <text:p>$341.432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Y</text:p>
          </table:table-cell>
          <table:table-cell office:value-type="float" office:value="13.82" calcext:value-type="float">
            <text:p>13,82</text:p>
          </table:table-cell>
          <table:table-cell table:formula="of:=[.C6]/[.$C$13]" office:value-type="percentage" office:value="0.0809086119079679" calcext:value-type="percentage">
            <text:p>8,09 %</text:p>
          </table:table-cell>
          <table:table-cell table:formula="of:=[.$E$2]*[.D6]" office:value-type="currency" office:currency="ARS" office:value="323634.447631872" calcext:value-type="currency">
            <text:p>$323.634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I</text:p>
          </table:table-cell>
          <table:table-cell office:value-type="float" office:value="26.54" calcext:value-type="float">
            <text:p>26,54</text:p>
          </table:table-cell>
          <table:table-cell table:formula="of:=[.C7]/[.$C$13]" office:value-type="percentage" office:value="0.15537731982905" calcext:value-type="percentage">
            <text:p>15,54 %</text:p>
          </table:table-cell>
          <table:table-cell table:formula="of:=[.$E$2]*[.D7]" office:value-type="currency" office:currency="ARS" office:value="621509.279316199" calcext:value-type="currency">
            <text:p>$621.509,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VDA</text:p>
          </table:table-cell>
          <table:table-cell office:value-type="float" office:value="38.2" calcext:value-type="float">
            <text:p>38,2</text:p>
          </table:table-cell>
          <table:table-cell table:formula="of:=[.C8]/[.$C$13]" office:value-type="percentage" office:value="0.223640302090042" calcext:value-type="percentage">
            <text:p>22,36 %</text:p>
          </table:table-cell>
          <table:table-cell table:formula="of:=[.$E$2]*[.D8]" office:value-type="currency" office:currency="ARS" office:value="894561.208360166" calcext:value-type="currency">
            <text:p>$894.561,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</text:p>
          </table:table-cell>
          <table:table-cell office:value-type="float" office:value="7.89" calcext:value-type="float">
            <text:p>7,89</text:p>
          </table:table-cell>
          <table:table-cell table:formula="of:=[.C9]/[.$C$13]" office:value-type="percentage" office:value="0.0461916749604824" calcext:value-type="percentage">
            <text:p>4,62 %</text:p>
          </table:table-cell>
          <table:table-cell table:formula="of:=[.$E$2]*[.D9]" office:value-type="currency" office:currency="ARS" office:value="184766.69984193" calcext:value-type="currency">
            <text:p>$184.766,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P</text:p>
          </table:table-cell>
          <table:table-cell office:value-type="float" office:value="8.83" calcext:value-type="float">
            <text:p>8,83</text:p>
          </table:table-cell>
          <table:table-cell table:formula="of:=[.C10]/[.$C$13]" office:value-type="percentage" office:value="0.051694865640185" calcext:value-type="percentage">
            <text:p>5,17 %</text:p>
          </table:table-cell>
          <table:table-cell table:formula="of:=[.$E$2]*[.D10]" office:value-type="currency" office:currency="ARS" office:value="206779.46256074" calcext:value-type="currency">
            <text:p>$206.779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PF</text:p>
          </table:table-cell>
          <table:table-cell office:value-type="float" office:value="3.69" calcext:value-type="float">
            <text:p>3,69</text:p>
          </table:table-cell>
          <table:table-cell table:formula="of:=[.C11]/[.$C$13]" office:value-type="percentage" office:value="0.0216029506469176" calcext:value-type="percentage">
            <text:p>2,16 %</text:p>
          </table:table-cell>
          <table:table-cell table:formula="of:=[.$E$2]*[.D11]" office:value-type="currency" office:currency="ARS" office:value="86411.8025876705" calcext:value-type="currency">
            <text:p>$86.411,80</text:p>
          </table:table-cell>
        </table:table-row>
        <table:table-row table:style-name="ro1">
          <table:table-cell/>
          <table:table-cell office:value-type="string" calcext:value-type="string">
            <text:p>YPF</text:p>
          </table:table-cell>
          <table:table-cell office:value-type="float" office:value="0" calcext:value-type="float">
            <text:p>0</text:p>
          </table:table-cell>
          <table:table-cell table:formula="of:=[.C12]/[.$C$13]" office:value-type="percentage" office:value="0" calcext:value-type="percentage">
            <text:p>0,00 %</text:p>
          </table:table-cell>
          <table:table-cell table:formula="of:=[.$E$2]*[.D1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2"/>
          <table:table-cell table:formula="of:=SUM([.C3:.C12])" office:value-type="float" office:value="170.81" calcext:value-type="float">
            <text:p>170,8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currency-style style:name="N12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0:49:03.6393572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10:21:48.096788837</meta:creation-date>
    <dc:date>2025-08-08T11:04:10.019566955</dc:date>
    <meta:editing-duration>P1DT1H23M1S</meta:editing-duration>
    <meta:editing-cycles>3</meta:editing-cycles>
    <meta:generator>LibreOffice/25.2.5.2$Linux_X86_64 LibreOffice_project/fb4792146257752f54eab576deb869869b108571</meta:generator>
    <meta:document-statistic meta:table-count="1" meta:cell-count="51" meta:object-count="0"/>
  </office:meta>
</office:document-meta>
</file>